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3638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map style:condition="cell-content()&lt;[.$D2]" style:apply-style-name="Untitled3" style:base-cell-address="Sheet1.C2"/>
    </style:style>
    <style:style style:name="ce4" style:family="table-cell" style:parent-style-name="Default">
      <style:table-cell-properties fo:border="0.06pt solid #000000"/>
      <style:map style:condition="cell-content()&lt;[.$C2]" style:apply-style-name="Untitled4" style:base-cell-address="Sheet1.D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/>
          <table:table-cell office:value-type="string">
            <text:p>graph</text:p>
          </table:table-cell>
          <table:table-cell table:style-name="ce1" office:value-type="string">
            <text:p>avg_cut_kahypar</text:p>
          </table:table-cell>
          <table:table-cell table:style-name="ce1" office:value-type="string">
            <text:p>avg_cut_hmetis</text:p>
          </table:table-cell>
          <table:table-cell table:style-name="ce5" office:value-type="string">
            <text:p>+</text:p>
          </table:table-cell>
          <table:table-cell table:style-name="ce5" office:value-type="string">
            <text:p>-</text:p>
          </table:table-cell>
          <table:table-cell table:style-name="ce5" office:value-type="string">
            <text:p>=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SPD98_ibm01.hgr</text:p>
          </table:table-cell>
          <table:table-cell office:value-type="float" office:value="263.36">
            <text:p>263.36</text:p>
          </table:table-cell>
          <table:table-cell office:value-type="float" office:value="203.14">
            <text:p>203.14</text:p>
          </table:table-cell>
          <table:table-cell table:formula="of:=IF([.C2]&lt;[.D2];1;0)" office:value-type="float" office:value="0">
            <text:p>0</text:p>
          </table:table-cell>
          <table:table-cell table:formula="of:=IF([.C2]&gt;[.D2];1;0)" office:value-type="float" office:value="1">
            <text:p>1</text:p>
          </table:table-cell>
          <table:table-cell table:formula="of:=IF([.C2]=[.D2];1;0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PD98_ibm02.hgr</text:p>
          </table:table-cell>
          <table:table-cell office:value-type="float" office:value="369.04">
            <text:p>369.04</text:p>
          </table:table-cell>
          <table:table-cell office:value-type="float" office:value="353.26">
            <text:p>353.26</text:p>
          </table:table-cell>
          <table:table-cell table:formula="of:=IF([.C3]&lt;[.D3];1;0)" office:value-type="float" office:value="0">
            <text:p>0</text:p>
          </table:table-cell>
          <table:table-cell table:formula="of:=IF([.C3]&gt;[.D3];1;0)" office:value-type="float" office:value="1">
            <text:p>1</text:p>
          </table:table-cell>
          <table:table-cell table:formula="of:=IF([.C3]=[.D3];1;0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PD98_ibm03.hgr</text:p>
          </table:table-cell>
          <table:table-cell office:value-type="float" office:value="971.63">
            <text:p>971.63</text:p>
          </table:table-cell>
          <table:table-cell office:value-type="float" office:value="961.31">
            <text:p>961.31</text:p>
          </table:table-cell>
          <table:table-cell table:formula="of:=IF([.C4]&lt;[.D4];1;0)" office:value-type="float" office:value="0">
            <text:p>0</text:p>
          </table:table-cell>
          <table:table-cell table:formula="of:=IF([.C4]&gt;[.D4];1;0)" office:value-type="float" office:value="1">
            <text:p>1</text:p>
          </table:table-cell>
          <table:table-cell table:formula="of:=IF([.C4]=[.D4];1;0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PD98_ibm04.hgr</text:p>
          </table:table-cell>
          <table:table-cell office:value-type="float" office:value="621.72">
            <text:p>621.72</text:p>
          </table:table-cell>
          <table:table-cell office:value-type="float" office:value="591.33">
            <text:p>591.33</text:p>
          </table:table-cell>
          <table:table-cell table:formula="of:=IF([.C5]&lt;[.D5];1;0)" office:value-type="float" office:value="0">
            <text:p>0</text:p>
          </table:table-cell>
          <table:table-cell table:formula="of:=IF([.C5]&gt;[.D5];1;0)" office:value-type="float" office:value="1">
            <text:p>1</text:p>
          </table:table-cell>
          <table:table-cell table:formula="of:=IF([.C5]=[.D5];1;0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PD98_ibm05.hgr</text:p>
          </table:table-cell>
          <table:table-cell office:value-type="float" office:value="1735.43">
            <text:p>1735.43</text:p>
          </table:table-cell>
          <table:table-cell office:value-type="float" office:value="1726.82">
            <text:p>1726.82</text:p>
          </table:table-cell>
          <table:table-cell table:formula="of:=IF([.C6]&lt;[.D6];1;0)" office:value-type="float" office:value="0">
            <text:p>0</text:p>
          </table:table-cell>
          <table:table-cell table:formula="of:=IF([.C6]&gt;[.D6];1;0)" office:value-type="float" office:value="1">
            <text:p>1</text:p>
          </table:table-cell>
          <table:table-cell table:formula="of:=IF([.C6]=[.D6];1;0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SPD98_ibm06.hgr</text:p>
          </table:table-cell>
          <table:table-cell office:value-type="float" office:value="1046.35">
            <text:p>1046.35</text:p>
          </table:table-cell>
          <table:table-cell office:value-type="float" office:value="991.39">
            <text:p>991.39</text:p>
          </table:table-cell>
          <table:table-cell table:formula="of:=IF([.C7]&lt;[.D7];1;0)" office:value-type="float" office:value="0">
            <text:p>0</text:p>
          </table:table-cell>
          <table:table-cell table:formula="of:=IF([.C7]&gt;[.D7];1;0)" office:value-type="float" office:value="1">
            <text:p>1</text:p>
          </table:table-cell>
          <table:table-cell table:formula="of:=IF([.C7]=[.D7];1;0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SPD98_ibm07.hgr</text:p>
          </table:table-cell>
          <table:table-cell office:value-type="float" office:value="995.05">
            <text:p>995.05</text:p>
          </table:table-cell>
          <table:table-cell office:value-type="float" office:value="965.84">
            <text:p>965.84</text:p>
          </table:table-cell>
          <table:table-cell table:formula="of:=IF([.C8]&lt;[.D8];1;0)" office:value-type="float" office:value="0">
            <text:p>0</text:p>
          </table:table-cell>
          <table:table-cell table:formula="of:=IF([.C8]&gt;[.D8];1;0)" office:value-type="float" office:value="1">
            <text:p>1</text:p>
          </table:table-cell>
          <table:table-cell table:formula="of:=IF([.C8]=[.D8];1;0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PD98_ibm08.hgr</text:p>
          </table:table-cell>
          <table:table-cell office:value-type="float" office:value="1179.49">
            <text:p>1179.49</text:p>
          </table:table-cell>
          <table:table-cell office:value-type="float" office:value="1151.23">
            <text:p>1151.23</text:p>
          </table:table-cell>
          <table:table-cell table:formula="of:=IF([.C9]&lt;[.D9];1;0)" office:value-type="float" office:value="0">
            <text:p>0</text:p>
          </table:table-cell>
          <table:table-cell table:formula="of:=IF([.C9]&gt;[.D9];1;0)" office:value-type="float" office:value="1">
            <text:p>1</text:p>
          </table:table-cell>
          <table:table-cell table:formula="of:=IF([.C9]=[.D9];1;0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SPD98_ibm09.hgr</text:p>
          </table:table-cell>
          <table:table-cell office:value-type="float" office:value="631.68">
            <text:p>631.68</text:p>
          </table:table-cell>
          <table:table-cell office:value-type="float" office:value="630.08">
            <text:p>630.08</text:p>
          </table:table-cell>
          <table:table-cell table:formula="of:=IF([.C10]&lt;[.D10];1;0)" office:value-type="float" office:value="0">
            <text:p>0</text:p>
          </table:table-cell>
          <table:table-cell table:formula="of:=IF([.C10]&gt;[.D10];1;0)" office:value-type="float" office:value="1">
            <text:p>1</text:p>
          </table:table-cell>
          <table:table-cell table:formula="of:=IF([.C10]=[.D10];1;0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SPD98_ibm10.hgr</text:p>
          </table:table-cell>
          <table:table-cell office:value-type="float" office:value="1380.24">
            <text:p>1380.24</text:p>
          </table:table-cell>
          <table:table-cell office:value-type="float" office:value="1338">
            <text:p>1338</text:p>
          </table:table-cell>
          <table:table-cell table:formula="of:=IF([.C11]&lt;[.D11];1;0)" office:value-type="float" office:value="0">
            <text:p>0</text:p>
          </table:table-cell>
          <table:table-cell table:formula="of:=IF([.C11]&gt;[.D11];1;0)" office:value-type="float" office:value="1">
            <text:p>1</text:p>
          </table:table-cell>
          <table:table-cell table:formula="of:=IF([.C11]=[.D11];1;0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SPD98_ibm11.hgr</text:p>
          </table:table-cell>
          <table:table-cell office:value-type="float" office:value="1118.36">
            <text:p>1118.36</text:p>
          </table:table-cell>
          <table:table-cell office:value-type="float" office:value="1071.3">
            <text:p>1071.3</text:p>
          </table:table-cell>
          <table:table-cell table:formula="of:=IF([.C12]&lt;[.D12];1;0)" office:value-type="float" office:value="0">
            <text:p>0</text:p>
          </table:table-cell>
          <table:table-cell table:formula="of:=IF([.C12]&gt;[.D12];1;0)" office:value-type="float" office:value="1">
            <text:p>1</text:p>
          </table:table-cell>
          <table:table-cell table:formula="of:=IF([.C12]=[.D12];1;0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SPD98_ibm12.hgr</text:p>
          </table:table-cell>
          <table:table-cell office:value-type="float" office:value="2086.23">
            <text:p>2086.23</text:p>
          </table:table-cell>
          <table:table-cell office:value-type="float" office:value="2021.09">
            <text:p>2021.09</text:p>
          </table:table-cell>
          <table:table-cell table:formula="of:=IF([.C13]&lt;[.D13];1;0)" office:value-type="float" office:value="0">
            <text:p>0</text:p>
          </table:table-cell>
          <table:table-cell table:formula="of:=IF([.C13]&gt;[.D13];1;0)" office:value-type="float" office:value="1">
            <text:p>1</text:p>
          </table:table-cell>
          <table:table-cell table:formula="of:=IF([.C13]=[.D13];1;0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SPD98_ibm13.hgr</text:p>
          </table:table-cell>
          <table:table-cell office:value-type="float" office:value="855.2">
            <text:p>855.2</text:p>
          </table:table-cell>
          <table:table-cell office:value-type="float" office:value="858.29">
            <text:p>858.29</text:p>
          </table:table-cell>
          <table:table-cell table:formula="of:=IF([.C14]&lt;[.D14];1;0)" office:value-type="float" office:value="1">
            <text:p>1</text:p>
          </table:table-cell>
          <table:table-cell table:formula="of:=IF([.C14]&gt;[.D14];1;0)" office:value-type="float" office:value="0">
            <text:p>0</text:p>
          </table:table-cell>
          <table:table-cell table:formula="of:=IF([.C14]=[.D14];1;0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SPD98_ibm14.hgr</text:p>
          </table:table-cell>
          <table:table-cell office:value-type="float" office:value="1921.59">
            <text:p>1921.59</text:p>
          </table:table-cell>
          <table:table-cell office:value-type="float" office:value="1890.92">
            <text:p>1890.92</text:p>
          </table:table-cell>
          <table:table-cell table:formula="of:=IF([.C15]&lt;[.D15];1;0)" office:value-type="float" office:value="0">
            <text:p>0</text:p>
          </table:table-cell>
          <table:table-cell table:formula="of:=IF([.C15]&gt;[.D15];1;0)" office:value-type="float" office:value="1">
            <text:p>1</text:p>
          </table:table-cell>
          <table:table-cell table:formula="of:=IF([.C15]=[.D15];1;0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SPD98_ibm15.hgr</text:p>
          </table:table-cell>
          <table:table-cell office:value-type="float" office:value="2757.38">
            <text:p>2757.38</text:p>
          </table:table-cell>
          <table:table-cell office:value-type="float" office:value="2815.73">
            <text:p>2815.73</text:p>
          </table:table-cell>
          <table:table-cell table:formula="of:=IF([.C16]&lt;[.D16];1;0)" office:value-type="float" office:value="1">
            <text:p>1</text:p>
          </table:table-cell>
          <table:table-cell table:formula="of:=IF([.C16]&gt;[.D16];1;0)" office:value-type="float" office:value="0">
            <text:p>0</text:p>
          </table:table-cell>
          <table:table-cell table:formula="of:=IF([.C16]=[.D16];1;0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SPD98_ibm16.hgr</text:p>
          </table:table-cell>
          <table:table-cell office:value-type="float" office:value="2039.65">
            <text:p>2039.65</text:p>
          </table:table-cell>
          <table:table-cell office:value-type="float" office:value="2027.78">
            <text:p>2027.78</text:p>
          </table:table-cell>
          <table:table-cell table:formula="of:=IF([.C17]&lt;[.D17];1;0)" office:value-type="float" office:value="0">
            <text:p>0</text:p>
          </table:table-cell>
          <table:table-cell table:formula="of:=IF([.C17]&gt;[.D17];1;0)" office:value-type="float" office:value="1">
            <text:p>1</text:p>
          </table:table-cell>
          <table:table-cell table:formula="of:=IF([.C17]=[.D17];1;0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SPD98_ibm17.hgr</text:p>
          </table:table-cell>
          <table:table-cell office:value-type="float" office:value="2475.8">
            <text:p>2475.8</text:p>
          </table:table-cell>
          <table:table-cell office:value-type="float" office:value="2380.26">
            <text:p>2380.26</text:p>
          </table:table-cell>
          <table:table-cell table:formula="of:=IF([.C18]&lt;[.D18];1;0)" office:value-type="float" office:value="0">
            <text:p>0</text:p>
          </table:table-cell>
          <table:table-cell table:formula="of:=IF([.C18]&gt;[.D18];1;0)" office:value-type="float" office:value="1">
            <text:p>1</text:p>
          </table:table-cell>
          <table:table-cell table:formula="of:=IF([.C18]=[.D18];1;0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SPD98_ibm18.hgr</text:p>
          </table:table-cell>
          <table:table-cell office:value-type="float" office:value="1759.07">
            <text:p>1759.07</text:p>
          </table:table-cell>
          <table:table-cell office:value-type="float" office:value="1949.12">
            <text:p>1949.12</text:p>
          </table:table-cell>
          <table:table-cell table:formula="of:=IF([.C19]&lt;[.D19];1;0)" office:value-type="float" office:value="1">
            <text:p>1</text:p>
          </table:table-cell>
          <table:table-cell table:formula="of:=IF([.C19]&gt;[.D19];1;0)" office:value-type="float" office:value="0">
            <text:p>0</text:p>
          </table:table-cell>
          <table:table-cell table:formula="of:=IF([.C19]=[.D19];1;0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m_bcspwr10.mtx.hgr</text:p>
          </table:table-cell>
          <table:table-cell table:number-columns-repeated="2" office:value-type="float" office:value="40">
            <text:p>40</text:p>
          </table:table-cell>
          <table:table-cell table:formula="of:=IF([.C20]&lt;[.D20];1;0)" office:value-type="float" office:value="0">
            <text:p>0</text:p>
          </table:table-cell>
          <table:table-cell table:formula="of:=IF([.C20]&gt;[.D20];1;0)" office:value-type="float" office:value="0">
            <text:p>0</text:p>
          </table:table-cell>
          <table:table-cell table:formula="of:=IF([.C20]=[.D20];1;0)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pm_bcsstk15.mtx.hgr</text:p>
          </table:table-cell>
          <table:table-cell table:number-columns-repeated="2" office:value-type="float" office:value="380">
            <text:p>380</text:p>
          </table:table-cell>
          <table:table-cell table:formula="of:=IF([.C21]&lt;[.D21];1;0)" office:value-type="float" office:value="0">
            <text:p>0</text:p>
          </table:table-cell>
          <table:table-cell table:formula="of:=IF([.C21]&gt;[.D21];1;0)" office:value-type="float" office:value="0">
            <text:p>0</text:p>
          </table:table-cell>
          <table:table-cell table:formula="of:=IF([.C21]=[.D21];1;0)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pm_bcsstk16.mtx.hgr</text:p>
          </table:table-cell>
          <table:table-cell table:number-columns-repeated="2" office:value-type="float" office:value="222">
            <text:p>222</text:p>
          </table:table-cell>
          <table:table-cell table:formula="of:=IF([.C22]&lt;[.D22];1;0)" office:value-type="float" office:value="0">
            <text:p>0</text:p>
          </table:table-cell>
          <table:table-cell table:formula="of:=IF([.C22]&gt;[.D22];1;0)" office:value-type="float" office:value="0">
            <text:p>0</text:p>
          </table:table-cell>
          <table:table-cell table:formula="of:=IF([.C22]=[.D22];1;0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pm_bcsstk17.mtx.hgr</text:p>
          </table:table-cell>
          <table:table-cell office:value-type="float" office:value="425.13">
            <text:p>425.13</text:p>
          </table:table-cell>
          <table:table-cell office:value-type="float" office:value="440.64">
            <text:p>440.64</text:p>
          </table:table-cell>
          <table:table-cell table:formula="of:=IF([.C23]&lt;[.D23];1;0)" office:value-type="float" office:value="1">
            <text:p>1</text:p>
          </table:table-cell>
          <table:table-cell table:formula="of:=IF([.C23]&gt;[.D23];1;0)" office:value-type="float" office:value="0">
            <text:p>0</text:p>
          </table:table-cell>
          <table:table-cell table:formula="of:=IF([.C23]=[.D23];1;0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pm_bcsstk18.mtx.hgr</text:p>
          </table:table-cell>
          <table:table-cell office:value-type="float" office:value="418.75">
            <text:p>418.75</text:p>
          </table:table-cell>
          <table:table-cell office:value-type="float" office:value="402.44">
            <text:p>402.44</text:p>
          </table:table-cell>
          <table:table-cell table:formula="of:=IF([.C24]&lt;[.D24];1;0)" office:value-type="float" office:value="0">
            <text:p>0</text:p>
          </table:table-cell>
          <table:table-cell table:formula="of:=IF([.C24]&gt;[.D24];1;0)" office:value-type="float" office:value="1">
            <text:p>1</text:p>
          </table:table-cell>
          <table:table-cell table:formula="of:=IF([.C24]=[.D24];1;0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m_bcsstk21.mtx.hgr</text:p>
          </table:table-cell>
          <table:table-cell table:number-columns-repeated="2" office:value-type="float" office:value="0">
            <text:p>0</text:p>
          </table:table-cell>
          <table:table-cell table:formula="of:=IF([.C25]&lt;[.D25];1;0)" office:value-type="float" office:value="0">
            <text:p>0</text:p>
          </table:table-cell>
          <table:table-cell table:formula="of:=IF([.C25]&gt;[.D25];1;0)" office:value-type="float" office:value="0">
            <text:p>0</text:p>
          </table:table-cell>
          <table:table-cell table:formula="of:=IF([.C25]=[.D25];1;0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m_bcsstk23.mtx.hgr</text:p>
          </table:table-cell>
          <table:table-cell office:value-type="float" office:value="550.81">
            <text:p>550.81</text:p>
          </table:table-cell>
          <table:table-cell office:value-type="float" office:value="548.29">
            <text:p>548.29</text:p>
          </table:table-cell>
          <table:table-cell table:formula="of:=IF([.C26]&lt;[.D26];1;0)" office:value-type="float" office:value="0">
            <text:p>0</text:p>
          </table:table-cell>
          <table:table-cell table:formula="of:=IF([.C26]&gt;[.D26];1;0)" office:value-type="float" office:value="1">
            <text:p>1</text:p>
          </table:table-cell>
          <table:table-cell table:formula="of:=IF([.C26]=[.D26];1;0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m_bcsstk24.mtx.hgr</text:p>
          </table:table-cell>
          <table:table-cell office:value-type="float" office:value="286.02">
            <text:p>286.02</text:p>
          </table:table-cell>
          <table:table-cell office:value-type="float" office:value="286">
            <text:p>286</text:p>
          </table:table-cell>
          <table:table-cell table:formula="of:=IF([.C27]&lt;[.D27];1;0)" office:value-type="float" office:value="0">
            <text:p>0</text:p>
          </table:table-cell>
          <table:table-cell table:formula="of:=IF([.C27]&gt;[.D27];1;0)" office:value-type="float" office:value="1">
            <text:p>1</text:p>
          </table:table-cell>
          <table:table-cell table:formula="of:=IF([.C27]=[.D27];1;0)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m_bcsstk25.mtx.hgr</text:p>
          </table:table-cell>
          <table:table-cell office:value-type="float" office:value="342">
            <text:p>342</text:p>
          </table:table-cell>
          <table:table-cell office:value-type="float" office:value="342.02">
            <text:p>342.02</text:p>
          </table:table-cell>
          <table:table-cell table:formula="of:=IF([.C28]&lt;[.D28];1;0)" office:value-type="float" office:value="1">
            <text:p>1</text:p>
          </table:table-cell>
          <table:table-cell table:formula="of:=IF([.C28]&gt;[.D28];1;0)" office:value-type="float" office:value="0">
            <text:p>0</text:p>
          </table:table-cell>
          <table:table-cell table:formula="of:=IF([.C28]=[.D28];1;0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m_bcsstk28.mtx.hgr</text:p>
          </table:table-cell>
          <table:table-cell office:value-type="float" office:value="234.24">
            <text:p>234.24</text:p>
          </table:table-cell>
          <table:table-cell office:value-type="float" office:value="235.7">
            <text:p>235.7</text:p>
          </table:table-cell>
          <table:table-cell table:formula="of:=IF([.C29]&lt;[.D29];1;0)" office:value-type="float" office:value="1">
            <text:p>1</text:p>
          </table:table-cell>
          <table:table-cell table:formula="of:=IF([.C29]&gt;[.D29];1;0)" office:value-type="float" office:value="0">
            <text:p>0</text:p>
          </table:table-cell>
          <table:table-cell table:formula="of:=IF([.C29]=[.D29];1;0)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pm_bcsstk29.mtx.hgr</text:p>
          </table:table-cell>
          <table:table-cell office:value-type="float" office:value="360.66">
            <text:p>360.66</text:p>
          </table:table-cell>
          <table:table-cell office:value-type="float" office:value="360">
            <text:p>360</text:p>
          </table:table-cell>
          <table:table-cell table:formula="of:=IF([.C30]&lt;[.D30];1;0)" office:value-type="float" office:value="0">
            <text:p>0</text:p>
          </table:table-cell>
          <table:table-cell table:formula="of:=IF([.C30]&gt;[.D30];1;0)" office:value-type="float" office:value="1">
            <text:p>1</text:p>
          </table:table-cell>
          <table:table-cell table:formula="of:=IF([.C30]=[.D30];1;0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pm_bcsstk31.mtx.hgr</text:p>
          </table:table-cell>
          <table:table-cell office:value-type="float" office:value="717.57">
            <text:p>717.57</text:p>
          </table:table-cell>
          <table:table-cell office:value-type="float" office:value="687.35">
            <text:p>687.35</text:p>
          </table:table-cell>
          <table:table-cell table:formula="of:=IF([.C31]&lt;[.D31];1;0)" office:value-type="float" office:value="0">
            <text:p>0</text:p>
          </table:table-cell>
          <table:table-cell table:formula="of:=IF([.C31]&gt;[.D31];1;0)" office:value-type="float" office:value="1">
            <text:p>1</text:p>
          </table:table-cell>
          <table:table-cell table:formula="of:=IF([.C31]=[.D31];1;0)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m_bcsstk32.mtx.hgr</text:p>
          </table:table-cell>
          <table:table-cell office:value-type="float" office:value="931.03">
            <text:p>931.03</text:p>
          </table:table-cell>
          <table:table-cell office:value-type="float" office:value="1050.4">
            <text:p>1050.4</text:p>
          </table:table-cell>
          <table:table-cell table:formula="of:=IF([.C32]&lt;[.D32];1;0)" office:value-type="float" office:value="1">
            <text:p>1</text:p>
          </table:table-cell>
          <table:table-cell table:formula="of:=IF([.C32]&gt;[.D32];1;0)" office:value-type="float" office:value="0">
            <text:p>0</text:p>
          </table:table-cell>
          <table:table-cell table:formula="of:=IF([.C32]=[.D32];1;0)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pm_bcsstk33.mtx.hgr</text:p>
          </table:table-cell>
          <table:table-cell office:value-type="float" office:value="960.64">
            <text:p>960.64</text:p>
          </table:table-cell>
          <table:table-cell office:value-type="float" office:value="908">
            <text:p>908</text:p>
          </table:table-cell>
          <table:table-cell table:formula="of:=IF([.C33]&lt;[.D33];1;0)" office:value-type="float" office:value="0">
            <text:p>0</text:p>
          </table:table-cell>
          <table:table-cell table:formula="of:=IF([.C33]&gt;[.D33];1;0)" office:value-type="float" office:value="1">
            <text:p>1</text:p>
          </table:table-cell>
          <table:table-cell table:formula="of:=IF([.C33]=[.D33];1;0)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m_cfd1.mtx.hgr</text:p>
          </table:table-cell>
          <table:table-cell office:value-type="float" office:value="1586.98">
            <text:p>1586.98</text:p>
          </table:table-cell>
          <table:table-cell office:value-type="float" office:value="1564.16">
            <text:p>1564.16</text:p>
          </table:table-cell>
          <table:table-cell table:formula="of:=IF([.C34]&lt;[.D34];1;0)" office:value-type="float" office:value="0">
            <text:p>0</text:p>
          </table:table-cell>
          <table:table-cell table:formula="of:=IF([.C34]&gt;[.D34];1;0)" office:value-type="float" office:value="1">
            <text:p>1</text:p>
          </table:table-cell>
          <table:table-cell table:formula="of:=IF([.C34]=[.D34];1;0)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m_crystk01.mtx.hgr</text:p>
          </table:table-cell>
          <table:table-cell table:number-columns-repeated="2" office:value-type="float" office:value="420">
            <text:p>420</text:p>
          </table:table-cell>
          <table:table-cell table:formula="of:=IF([.C35]&lt;[.D35];1;0)" office:value-type="float" office:value="0">
            <text:p>0</text:p>
          </table:table-cell>
          <table:table-cell table:formula="of:=IF([.C35]&gt;[.D35];1;0)" office:value-type="float" office:value="0">
            <text:p>0</text:p>
          </table:table-cell>
          <table:table-cell table:formula="of:=IF([.C35]=[.D35];1;0)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pm_crystk02.mtx.hgr</text:p>
          </table:table-cell>
          <table:table-cell table:number-columns-repeated="2" office:value-type="float" office:value="840">
            <text:p>840</text:p>
          </table:table-cell>
          <table:table-cell table:formula="of:=IF([.C36]&lt;[.D36];1;0)" office:value-type="float" office:value="0">
            <text:p>0</text:p>
          </table:table-cell>
          <table:table-cell table:formula="of:=IF([.C36]&gt;[.D36];1;0)" office:value-type="float" office:value="0">
            <text:p>0</text:p>
          </table:table-cell>
          <table:table-cell table:formula="of:=IF([.C36]=[.D36];1;0)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pm_crystk03.mtx.hgr</text:p>
          </table:table-cell>
          <table:table-cell office:value-type="float" office:value="1026.06">
            <text:p>1026.06</text:p>
          </table:table-cell>
          <table:table-cell office:value-type="float" office:value="1129.26">
            <text:p>1129.26</text:p>
          </table:table-cell>
          <table:table-cell table:formula="of:=IF([.C37]&lt;[.D37];1;0)" office:value-type="float" office:value="1">
            <text:p>1</text:p>
          </table:table-cell>
          <table:table-cell table:formula="of:=IF([.C37]&gt;[.D37];1;0)" office:value-type="float" office:value="0">
            <text:p>0</text:p>
          </table:table-cell>
          <table:table-cell table:formula="of:=IF([.C37]=[.D37];1;0)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m_ct20stif.mtx.hgr</text:p>
          </table:table-cell>
          <table:table-cell office:value-type="float" office:value="1762.62">
            <text:p>1762.62</text:p>
          </table:table-cell>
          <table:table-cell office:value-type="float" office:value="1808.28">
            <text:p>1808.28</text:p>
          </table:table-cell>
          <table:table-cell table:formula="of:=IF([.C38]&lt;[.D38];1;0)" office:value-type="float" office:value="1">
            <text:p>1</text:p>
          </table:table-cell>
          <table:table-cell table:formula="of:=IF([.C38]&gt;[.D38];1;0)" office:value-type="float" office:value="0">
            <text:p>0</text:p>
          </table:table-cell>
          <table:table-cell table:formula="of:=IF([.C38]=[.D38];1;0)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m_lshp3025.mtx.hgr</text:p>
          </table:table-cell>
          <table:table-cell office:value-type="float" office:value="108.35">
            <text:p>108.35</text:p>
          </table:table-cell>
          <table:table-cell office:value-type="float" office:value="109.85">
            <text:p>109.85</text:p>
          </table:table-cell>
          <table:table-cell table:formula="of:=IF([.C39]&lt;[.D39];1;0)" office:value-type="float" office:value="1">
            <text:p>1</text:p>
          </table:table-cell>
          <table:table-cell table:formula="of:=IF([.C39]&gt;[.D39];1;0)" office:value-type="float" office:value="0">
            <text:p>0</text:p>
          </table:table-cell>
          <table:table-cell table:formula="of:=IF([.C39]=[.D39];1;0)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pm_lshp3466.mtx.hgr</text:p>
          </table:table-cell>
          <table:table-cell office:value-type="float" office:value="115.48">
            <text:p>115.48</text:p>
          </table:table-cell>
          <table:table-cell office:value-type="float" office:value="117.06">
            <text:p>117.06</text:p>
          </table:table-cell>
          <table:table-cell table:formula="of:=IF([.C40]&lt;[.D40];1;0)" office:value-type="float" office:value="1">
            <text:p>1</text:p>
          </table:table-cell>
          <table:table-cell table:formula="of:=IF([.C40]&gt;[.D40];1;0)" office:value-type="float" office:value="0">
            <text:p>0</text:p>
          </table:table-cell>
          <table:table-cell table:formula="of:=IF([.C40]=[.D40];1;0)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m_mplate.mtx.hgr</text:p>
          </table:table-cell>
          <table:table-cell office:value-type="float" office:value="951">
            <text:p>951</text:p>
          </table:table-cell>
          <table:table-cell office:value-type="float" office:value="888.82">
            <text:p>888.82</text:p>
          </table:table-cell>
          <table:table-cell table:formula="of:=IF([.C41]&lt;[.D41];1;0)" office:value-type="float" office:value="0">
            <text:p>0</text:p>
          </table:table-cell>
          <table:table-cell table:formula="of:=IF([.C41]&gt;[.D41];1;0)" office:value-type="float" office:value="1">
            <text:p>1</text:p>
          </table:table-cell>
          <table:table-cell table:formula="of:=IF([.C41]=[.D41];1;0)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pm_nasa4704.mtx.hgr</text:p>
          </table:table-cell>
          <table:table-cell office:value-type="float" office:value="394.36">
            <text:p>394.36</text:p>
          </table:table-cell>
          <table:table-cell office:value-type="float" office:value="345.16">
            <text:p>345.16</text:p>
          </table:table-cell>
          <table:table-cell table:formula="of:=IF([.C42]&lt;[.D42];1;0)" office:value-type="float" office:value="0">
            <text:p>0</text:p>
          </table:table-cell>
          <table:table-cell table:formula="of:=IF([.C42]&gt;[.D42];1;0)" office:value-type="float" office:value="1">
            <text:p>1</text:p>
          </table:table-cell>
          <table:table-cell table:formula="of:=IF([.C42]=[.D42];1;0)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pm_s1rmq4m1.mtx.hgr</text:p>
          </table:table-cell>
          <table:table-cell office:value-type="float" office:value="360">
            <text:p>360</text:p>
          </table:table-cell>
          <table:table-cell office:value-type="float" office:value="367.2">
            <text:p>367.2</text:p>
          </table:table-cell>
          <table:table-cell table:formula="of:=IF([.C43]&lt;[.D43];1;0)" office:value-type="float" office:value="1">
            <text:p>1</text:p>
          </table:table-cell>
          <table:table-cell table:formula="of:=IF([.C43]&gt;[.D43];1;0)" office:value-type="float" office:value="0">
            <text:p>0</text:p>
          </table:table-cell>
          <table:table-cell table:formula="of:=IF([.C43]=[.D43];1;0)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m_s1rmt3m1.mtx.hgr</text:p>
          </table:table-cell>
          <table:table-cell office:value-type="float" office:value="357.38">
            <text:p>357.38</text:p>
          </table:table-cell>
          <table:table-cell office:value-type="float" office:value="358.13">
            <text:p>358.13</text:p>
          </table:table-cell>
          <table:table-cell table:formula="of:=IF([.C44]&lt;[.D44];1;0)" office:value-type="float" office:value="1">
            <text:p>1</text:p>
          </table:table-cell>
          <table:table-cell table:formula="of:=IF([.C44]&gt;[.D44];1;0)" office:value-type="float" office:value="0">
            <text:p>0</text:p>
          </table:table-cell>
          <table:table-cell table:formula="of:=IF([.C44]=[.D44];1;0)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pm_s2rmq4m1.mtx.hgr</text:p>
          </table:table-cell>
          <table:table-cell office:value-type="float" office:value="360">
            <text:p>360</text:p>
          </table:table-cell>
          <table:table-cell office:value-type="float" office:value="366.12">
            <text:p>366.12</text:p>
          </table:table-cell>
          <table:table-cell table:formula="of:=IF([.C45]&lt;[.D45];1;0)" office:value-type="float" office:value="1">
            <text:p>1</text:p>
          </table:table-cell>
          <table:table-cell table:formula="of:=IF([.C45]&gt;[.D45];1;0)" office:value-type="float" office:value="0">
            <text:p>0</text:p>
          </table:table-cell>
          <table:table-cell table:formula="of:=IF([.C45]=[.D45];1;0)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pm_s2rmt3m1.mtx.hgr</text:p>
          </table:table-cell>
          <table:table-cell office:value-type="float" office:value="357.05">
            <text:p>357.05</text:p>
          </table:table-cell>
          <table:table-cell office:value-type="float" office:value="358.15">
            <text:p>358.15</text:p>
          </table:table-cell>
          <table:table-cell table:formula="of:=IF([.C46]&lt;[.D46];1;0)" office:value-type="float" office:value="1">
            <text:p>1</text:p>
          </table:table-cell>
          <table:table-cell table:formula="of:=IF([.C46]&gt;[.D46];1;0)" office:value-type="float" office:value="0">
            <text:p>0</text:p>
          </table:table-cell>
          <table:table-cell table:formula="of:=IF([.C46]=[.D46];1;0)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pm_s3rmq4m1.mtx.hgr</text:p>
          </table:table-cell>
          <table:table-cell office:value-type="float" office:value="360">
            <text:p>360</text:p>
          </table:table-cell>
          <table:table-cell office:value-type="float" office:value="368.46">
            <text:p>368.46</text:p>
          </table:table-cell>
          <table:table-cell table:formula="of:=IF([.C47]&lt;[.D47];1;0)" office:value-type="float" office:value="1">
            <text:p>1</text:p>
          </table:table-cell>
          <table:table-cell table:formula="of:=IF([.C47]&gt;[.D47];1;0)" office:value-type="float" office:value="0">
            <text:p>0</text:p>
          </table:table-cell>
          <table:table-cell table:formula="of:=IF([.C47]=[.D47];1;0)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pm_s3rmt3m1.mtx.hgr</text:p>
          </table:table-cell>
          <table:table-cell office:value-type="float" office:value="357.65">
            <text:p>357.65</text:p>
          </table:table-cell>
          <table:table-cell office:value-type="float" office:value="358.43">
            <text:p>358.43</text:p>
          </table:table-cell>
          <table:table-cell table:formula="of:=IF([.C48]&lt;[.D48];1;0)" office:value-type="float" office:value="1">
            <text:p>1</text:p>
          </table:table-cell>
          <table:table-cell table:formula="of:=IF([.C48]&gt;[.D48];1;0)" office:value-type="float" office:value="0">
            <text:p>0</text:p>
          </table:table-cell>
          <table:table-cell table:formula="of:=IF([.C48]=[.D48];1;0)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pm_s3rmt3m3.mtx.hgr</text:p>
          </table:table-cell>
          <table:table-cell table:number-columns-repeated="2" office:value-type="float" office:value="306">
            <text:p>306</text:p>
          </table:table-cell>
          <table:table-cell table:formula="of:=IF([.C49]&lt;[.D49];1;0)" office:value-type="float" office:value="0">
            <text:p>0</text:p>
          </table:table-cell>
          <table:table-cell table:formula="of:=IF([.C49]&gt;[.D49];1;0)" office:value-type="float" office:value="0">
            <text:p>0</text:p>
          </table:table-cell>
          <table:table-cell table:formula="of:=IF([.C49]=[.D49];1;0)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pm_sherman3.mtx.hgr</text:p>
          </table:table-cell>
          <table:table-cell office:value-type="float" office:value="82.34">
            <text:p>82.34</text:p>
          </table:table-cell>
          <table:table-cell office:value-type="float" office:value="152.03">
            <text:p>152.03</text:p>
          </table:table-cell>
          <table:table-cell table:formula="of:=IF([.C50]&lt;[.D50];1;0)" office:value-type="float" office:value="1">
            <text:p>1</text:p>
          </table:table-cell>
          <table:table-cell table:formula="of:=IF([.C50]&gt;[.D50];1;0)" office:value-type="float" office:value="0">
            <text:p>0</text:p>
          </table:table-cell>
          <table:table-cell table:formula="of:=IF([.C50]=[.D50];1;0)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pm_shuttle_eddy.mtx.hgr</text:p>
          </table:table-cell>
          <table:table-cell table:number-columns-repeated="2" office:value-type="float" office:value="90">
            <text:p>90</text:p>
          </table:table-cell>
          <table:table-cell table:formula="of:=IF([.C51]&lt;[.D51];1;0)" office:value-type="float" office:value="0">
            <text:p>0</text:p>
          </table:table-cell>
          <table:table-cell table:formula="of:=IF([.C51]&gt;[.D51];1;0)" office:value-type="float" office:value="0">
            <text:p>0</text:p>
          </table:table-cell>
          <table:table-cell table:formula="of:=IF([.C51]=[.D51];1;0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pm_skirt.mtx.hgr</text:p>
          </table:table-cell>
          <table:table-cell table:number-columns-repeated="2" office:value-type="float" office:value="12">
            <text:p>12</text:p>
          </table:table-cell>
          <table:table-cell table:formula="of:=IF([.C52]&lt;[.D52];1;0)" office:value-type="float" office:value="0">
            <text:p>0</text:p>
          </table:table-cell>
          <table:table-cell table:formula="of:=IF([.C52]&gt;[.D52];1;0)" office:value-type="float" office:value="0">
            <text:p>0</text:p>
          </table:table-cell>
          <table:table-cell table:formula="of:=IF([.C52]=[.D52];1;0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pm_sstmodel.mtx.hgr</text:p>
          </table:table-cell>
          <table:table-cell office:value-type="float" office:value="51.15">
            <text:p>51.15</text:p>
          </table:table-cell>
          <table:table-cell office:value-type="float" office:value="53.68">
            <text:p>53.68</text:p>
          </table:table-cell>
          <table:table-cell table:formula="of:=IF([.C53]&lt;[.D53];1;0)" office:value-type="float" office:value="1">
            <text:p>1</text:p>
          </table:table-cell>
          <table:table-cell table:formula="of:=IF([.C53]&gt;[.D53];1;0)" office:value-type="float" office:value="0">
            <text:p>0</text:p>
          </table:table-cell>
          <table:table-cell table:formula="of:=IF([.C53]=[.D53];1;0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pm_struct3.mtx.hgr</text:p>
          </table:table-cell>
          <table:table-cell table:number-columns-repeated="2" office:value-type="float" office:value="486">
            <text:p>486</text:p>
          </table:table-cell>
          <table:table-cell table:formula="of:=IF([.C54]&lt;[.D54];1;0)" office:value-type="float" office:value="0">
            <text:p>0</text:p>
          </table:table-cell>
          <table:table-cell table:formula="of:=IF([.C54]&gt;[.D54];1;0)" office:value-type="float" office:value="0">
            <text:p>0</text:p>
          </table:table-cell>
          <table:table-cell table:formula="of:=IF([.C54]=[.D54];1;0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pm_struct4.mtx.hgr</text:p>
          </table:table-cell>
          <table:table-cell table:number-columns-repeated="2" office:value-type="float" office:value="1062">
            <text:p>1062</text:p>
          </table:table-cell>
          <table:table-cell table:formula="of:=IF([.C55]&lt;[.D55];1;0)" office:value-type="float" office:value="0">
            <text:p>0</text:p>
          </table:table-cell>
          <table:table-cell table:formula="of:=IF([.C55]&gt;[.D55];1;0)" office:value-type="float" office:value="0">
            <text:p>0</text:p>
          </table:table-cell>
          <table:table-cell table:formula="of:=IF([.C55]=[.D55];1;0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m_vibrobox.mtx.hgr</text:p>
          </table:table-cell>
          <table:table-cell office:value-type="float" office:value="2491.69">
            <text:p>2491.69</text:p>
          </table:table-cell>
          <table:table-cell office:value-type="float" office:value="1990">
            <text:p>1990</text:p>
          </table:table-cell>
          <table:table-cell table:formula="of:=IF([.C56]&lt;[.D56];1;0)" office:value-type="float" office:value="0">
            <text:p>0</text:p>
          </table:table-cell>
          <table:table-cell table:formula="of:=IF([.C56]&gt;[.D56];1;0)" office:value-type="float" office:value="1">
            <text:p>1</text:p>
          </table:table-cell>
          <table:table-cell table:formula="of:=IF([.C56]=[.D56];1;0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s_144.graph.hgr</text:p>
          </table:table-cell>
          <table:table-cell office:value-type="float" office:value="6508.03">
            <text:p>6508.03</text:p>
          </table:table-cell>
          <table:table-cell office:value-type="float" office:value="6630.36">
            <text:p>6630.36</text:p>
          </table:table-cell>
          <table:table-cell table:formula="of:=IF([.C57]&lt;[.D57];1;0)" office:value-type="float" office:value="1">
            <text:p>1</text:p>
          </table:table-cell>
          <table:table-cell table:formula="of:=IF([.C57]&gt;[.D57];1;0)" office:value-type="float" office:value="0">
            <text:p>0</text:p>
          </table:table-cell>
          <table:table-cell table:formula="of:=IF([.C57]=[.D57];1;0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s_3elt.graph.hgr</text:p>
          </table:table-cell>
          <table:table-cell office:value-type="float" office:value="88.3">
            <text:p>88.3</text:p>
          </table:table-cell>
          <table:table-cell office:value-type="float" office:value="88.22">
            <text:p>88.22</text:p>
          </table:table-cell>
          <table:table-cell table:formula="of:=IF([.C58]&lt;[.D58];1;0)" office:value-type="float" office:value="0">
            <text:p>0</text:p>
          </table:table-cell>
          <table:table-cell table:formula="of:=IF([.C58]&gt;[.D58];1;0)" office:value-type="float" office:value="1">
            <text:p>1</text:p>
          </table:table-cell>
          <table:table-cell table:formula="of:=IF([.C58]=[.D58];1;0)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s_4elt.graph.hgr</text:p>
          </table:table-cell>
          <table:table-cell office:value-type="float" office:value="138.04">
            <text:p>138.04</text:p>
          </table:table-cell>
          <table:table-cell office:value-type="float" office:value="138.08">
            <text:p>138.08</text:p>
          </table:table-cell>
          <table:table-cell table:formula="of:=IF([.C59]&lt;[.D59];1;0)" office:value-type="float" office:value="1">
            <text:p>1</text:p>
          </table:table-cell>
          <table:table-cell table:formula="of:=IF([.C59]&gt;[.D59];1;0)" office:value-type="float" office:value="0">
            <text:p>0</text:p>
          </table:table-cell>
          <table:table-cell table:formula="of:=IF([.C59]=[.D59];1;0)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s_598a.graph.hgr</text:p>
          </table:table-cell>
          <table:table-cell office:value-type="float" office:value="2382.31">
            <text:p>2382.31</text:p>
          </table:table-cell>
          <table:table-cell office:value-type="float" office:value="2414.94">
            <text:p>2414.94</text:p>
          </table:table-cell>
          <table:table-cell table:formula="of:=IF([.C60]&lt;[.D60];1;0)" office:value-type="float" office:value="1">
            <text:p>1</text:p>
          </table:table-cell>
          <table:table-cell table:formula="of:=IF([.C60]&gt;[.D60];1;0)" office:value-type="float" office:value="0">
            <text:p>0</text:p>
          </table:table-cell>
          <table:table-cell table:formula="of:=IF([.C60]=[.D60];1;0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ws_add20.graph.hgr</text:p>
          </table:table-cell>
          <table:table-cell office:value-type="float" office:value="662.21">
            <text:p>662.21</text:p>
          </table:table-cell>
          <table:table-cell office:value-type="float" office:value="685.04">
            <text:p>685.04</text:p>
          </table:table-cell>
          <table:table-cell table:formula="of:=IF([.C61]&lt;[.D61];1;0)" office:value-type="float" office:value="1">
            <text:p>1</text:p>
          </table:table-cell>
          <table:table-cell table:formula="of:=IF([.C61]&gt;[.D61];1;0)" office:value-type="float" office:value="0">
            <text:p>0</text:p>
          </table:table-cell>
          <table:table-cell table:formula="of:=IF([.C61]=[.D61];1;0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ws_add32.graph.hgr</text:p>
          </table:table-cell>
          <table:table-cell table:number-columns-repeated="2" office:value-type="float" office:value="10">
            <text:p>10</text:p>
          </table:table-cell>
          <table:table-cell table:formula="of:=IF([.C62]&lt;[.D62];1;0)" office:value-type="float" office:value="0">
            <text:p>0</text:p>
          </table:table-cell>
          <table:table-cell table:formula="of:=IF([.C62]&gt;[.D62];1;0)" office:value-type="float" office:value="0">
            <text:p>0</text:p>
          </table:table-cell>
          <table:table-cell table:formula="of:=IF([.C62]=[.D62];1;0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ws_auto.graph.hgr</text:p>
          </table:table-cell>
          <table:table-cell office:value-type="float" office:value="9898.96">
            <text:p>9898.96</text:p>
          </table:table-cell>
          <table:table-cell office:value-type="float" office:value="10116.21">
            <text:p>10116.21</text:p>
          </table:table-cell>
          <table:table-cell table:formula="of:=IF([.C63]&lt;[.D63];1;0)" office:value-type="float" office:value="1">
            <text:p>1</text:p>
          </table:table-cell>
          <table:table-cell table:formula="of:=IF([.C63]&gt;[.D63];1;0)" office:value-type="float" office:value="0">
            <text:p>0</text:p>
          </table:table-cell>
          <table:table-cell table:formula="of:=IF([.C63]=[.D63];1;0)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s_bcsstk29.graph.hgr</text:p>
          </table:table-cell>
          <table:table-cell office:value-type="float" office:value="2822.42">
            <text:p>2822.42</text:p>
          </table:table-cell>
          <table:table-cell office:value-type="float" office:value="2818">
            <text:p>2818</text:p>
          </table:table-cell>
          <table:table-cell table:formula="of:=IF([.C64]&lt;[.D64];1;0)" office:value-type="float" office:value="0">
            <text:p>0</text:p>
          </table:table-cell>
          <table:table-cell table:formula="of:=IF([.C64]&gt;[.D64];1;0)" office:value-type="float" office:value="1">
            <text:p>1</text:p>
          </table:table-cell>
          <table:table-cell table:formula="of:=IF([.C64]=[.D64];1;0)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ws_bcsstk30.graph.hgr</text:p>
          </table:table-cell>
          <table:table-cell office:value-type="float" office:value="6289.43">
            <text:p>6289.43</text:p>
          </table:table-cell>
          <table:table-cell office:value-type="float" office:value="6251">
            <text:p>6251</text:p>
          </table:table-cell>
          <table:table-cell table:formula="of:=IF([.C65]&lt;[.D65];1;0)" office:value-type="float" office:value="0">
            <text:p>0</text:p>
          </table:table-cell>
          <table:table-cell table:formula="of:=IF([.C65]&gt;[.D65];1;0)" office:value-type="float" office:value="1">
            <text:p>1</text:p>
          </table:table-cell>
          <table:table-cell table:formula="of:=IF([.C65]=[.D65];1;0)"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s_bcsstk31.graph.hgr</text:p>
          </table:table-cell>
          <table:table-cell office:value-type="float" office:value="2694.04">
            <text:p>2694.04</text:p>
          </table:table-cell>
          <table:table-cell office:value-type="float" office:value="2679.87">
            <text:p>2679.87</text:p>
          </table:table-cell>
          <table:table-cell table:formula="of:=IF([.C66]&lt;[.D66];1;0)" office:value-type="float" office:value="0">
            <text:p>0</text:p>
          </table:table-cell>
          <table:table-cell table:formula="of:=IF([.C66]&gt;[.D66];1;0)" office:value-type="float" office:value="1">
            <text:p>1</text:p>
          </table:table-cell>
          <table:table-cell table:formula="of:=IF([.C66]=[.D66];1;0)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ws_bcsstk32.graph.hgr</text:p>
          </table:table-cell>
          <table:table-cell office:value-type="float" office:value="4888.43">
            <text:p>4888.43</text:p>
          </table:table-cell>
          <table:table-cell office:value-type="float" office:value="4741.22">
            <text:p>4741.22</text:p>
          </table:table-cell>
          <table:table-cell table:formula="of:=IF([.C67]&lt;[.D67];1;0)" office:value-type="float" office:value="0">
            <text:p>0</text:p>
          </table:table-cell>
          <table:table-cell table:formula="of:=IF([.C67]&gt;[.D67];1;0)" office:value-type="float" office:value="1">
            <text:p>1</text:p>
          </table:table-cell>
          <table:table-cell table:formula="of:=IF([.C67]=[.D67];1;0)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s_bcsstk33.graph.hgr</text:p>
          </table:table-cell>
          <table:table-cell office:value-type="float" office:value="10083.77">
            <text:p>10083.77</text:p>
          </table:table-cell>
          <table:table-cell office:value-type="float" office:value="10064">
            <text:p>10064</text:p>
          </table:table-cell>
          <table:table-cell table:formula="of:=IF([.C68]&lt;[.D68];1;0)" office:value-type="float" office:value="0">
            <text:p>0</text:p>
          </table:table-cell>
          <table:table-cell table:formula="of:=IF([.C68]&gt;[.D68];1;0)" office:value-type="float" office:value="1">
            <text:p>1</text:p>
          </table:table-cell>
          <table:table-cell table:formula="of:=IF([.C68]=[.D68];1;0)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ws_brack2.graph.hgr</text:p>
          </table:table-cell>
          <table:table-cell office:value-type="float" office:value="705.01">
            <text:p>705.01</text:p>
          </table:table-cell>
          <table:table-cell office:value-type="float" office:value="712.29">
            <text:p>712.29</text:p>
          </table:table-cell>
          <table:table-cell table:formula="of:=IF([.C69]&lt;[.D69];1;0)" office:value-type="float" office:value="1">
            <text:p>1</text:p>
          </table:table-cell>
          <table:table-cell table:formula="of:=IF([.C69]&gt;[.D69];1;0)" office:value-type="float" office:value="0">
            <text:p>0</text:p>
          </table:table-cell>
          <table:table-cell table:formula="of:=IF([.C69]=[.D69];1;0)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s_crack.graph.hgr</text:p>
          </table:table-cell>
          <table:table-cell office:value-type="float" office:value="184.33">
            <text:p>184.33</text:p>
          </table:table-cell>
          <table:table-cell office:value-type="float" office:value="184.14">
            <text:p>184.14</text:p>
          </table:table-cell>
          <table:table-cell table:formula="of:=IF([.C70]&lt;[.D70];1;0)" office:value-type="float" office:value="0">
            <text:p>0</text:p>
          </table:table-cell>
          <table:table-cell table:formula="of:=IF([.C70]&gt;[.D70];1;0)" office:value-type="float" office:value="1">
            <text:p>1</text:p>
          </table:table-cell>
          <table:table-cell table:formula="of:=IF([.C70]=[.D70];1;0)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s_cs4.graph.hgr</text:p>
          </table:table-cell>
          <table:table-cell office:value-type="float" office:value="371.88">
            <text:p>371.88</text:p>
          </table:table-cell>
          <table:table-cell office:value-type="float" office:value="380.93">
            <text:p>380.93</text:p>
          </table:table-cell>
          <table:table-cell table:formula="of:=IF([.C71]&lt;[.D71];1;0)" office:value-type="float" office:value="1">
            <text:p>1</text:p>
          </table:table-cell>
          <table:table-cell table:formula="of:=IF([.C71]&gt;[.D71];1;0)" office:value-type="float" office:value="0">
            <text:p>0</text:p>
          </table:table-cell>
          <table:table-cell table:formula="of:=IF([.C71]=[.D71];1;0)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s_cti.graph.hgr</text:p>
          </table:table-cell>
          <table:table-cell office:value-type="float" office:value="335.7">
            <text:p>335.7</text:p>
          </table:table-cell>
          <table:table-cell office:value-type="float" office:value="318">
            <text:p>318</text:p>
          </table:table-cell>
          <table:table-cell table:formula="of:=IF([.C72]&lt;[.D72];1;0)" office:value-type="float" office:value="0">
            <text:p>0</text:p>
          </table:table-cell>
          <table:table-cell table:formula="of:=IF([.C72]&gt;[.D72];1;0)" office:value-type="float" office:value="1">
            <text:p>1</text:p>
          </table:table-cell>
          <table:table-cell table:formula="of:=IF([.C72]=[.D72];1;0)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ws_data.graph.hgr</text:p>
          </table:table-cell>
          <table:table-cell office:value-type="float" office:value="191.64">
            <text:p>191.64</text:p>
          </table:table-cell>
          <table:table-cell office:value-type="float" office:value="189.18">
            <text:p>189.18</text:p>
          </table:table-cell>
          <table:table-cell table:formula="of:=IF([.C73]&lt;[.D73];1;0)" office:value-type="float" office:value="0">
            <text:p>0</text:p>
          </table:table-cell>
          <table:table-cell table:formula="of:=IF([.C73]&gt;[.D73];1;0)" office:value-type="float" office:value="1">
            <text:p>1</text:p>
          </table:table-cell>
          <table:table-cell table:formula="of:=IF([.C73]=[.D73];1;0)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s_fe_4elt2.graph.hgr</text:p>
          </table:table-cell>
          <table:table-cell table:number-columns-repeated="2" office:value-type="float" office:value="130">
            <text:p>130</text:p>
          </table:table-cell>
          <table:table-cell table:formula="of:=IF([.C74]&lt;[.D74];1;0)" office:value-type="float" office:value="0">
            <text:p>0</text:p>
          </table:table-cell>
          <table:table-cell table:formula="of:=IF([.C74]&gt;[.D74];1;0)" office:value-type="float" office:value="0">
            <text:p>0</text:p>
          </table:table-cell>
          <table:table-cell table:formula="of:=IF([.C74]=[.D74];1;0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s_fe_body.graph.hgr</text:p>
          </table:table-cell>
          <table:table-cell office:value-type="float" office:value="268.3">
            <text:p>268.3</text:p>
          </table:table-cell>
          <table:table-cell office:value-type="float" office:value="264.85">
            <text:p>264.85</text:p>
          </table:table-cell>
          <table:table-cell table:formula="of:=IF([.C75]&lt;[.D75];1;0)" office:value-type="float" office:value="0">
            <text:p>0</text:p>
          </table:table-cell>
          <table:table-cell table:formula="of:=IF([.C75]&gt;[.D75];1;0)" office:value-type="float" office:value="1">
            <text:p>1</text:p>
          </table:table-cell>
          <table:table-cell table:formula="of:=IF([.C75]=[.D75];1;0)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s_fe_ocean.graph.hgr</text:p>
          </table:table-cell>
          <table:table-cell office:value-type="float" office:value="322.57">
            <text:p>322.57</text:p>
          </table:table-cell>
          <table:table-cell office:value-type="float" office:value="325.1">
            <text:p>325.1</text:p>
          </table:table-cell>
          <table:table-cell table:formula="of:=IF([.C76]&lt;[.D76];1;0)" office:value-type="float" office:value="1">
            <text:p>1</text:p>
          </table:table-cell>
          <table:table-cell table:formula="of:=IF([.C76]&gt;[.D76];1;0)" office:value-type="float" office:value="0">
            <text:p>0</text:p>
          </table:table-cell>
          <table:table-cell table:formula="of:=IF([.C76]=[.D76];1;0)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ws_fe_pwt.graph.hgr</text:p>
          </table:table-cell>
          <table:table-cell office:value-type="float" office:value="355.4">
            <text:p>355.4</text:p>
          </table:table-cell>
          <table:table-cell office:value-type="float" office:value="343.58">
            <text:p>343.58</text:p>
          </table:table-cell>
          <table:table-cell table:formula="of:=IF([.C77]&lt;[.D77];1;0)" office:value-type="float" office:value="0">
            <text:p>0</text:p>
          </table:table-cell>
          <table:table-cell table:formula="of:=IF([.C77]&gt;[.D77];1;0)" office:value-type="float" office:value="1">
            <text:p>1</text:p>
          </table:table-cell>
          <table:table-cell table:formula="of:=IF([.C77]=[.D77];1;0)"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ws_fe_rotor.graph.hgr</text:p>
          </table:table-cell>
          <table:table-cell office:value-type="float" office:value="2029.53">
            <text:p>2029.53</text:p>
          </table:table-cell>
          <table:table-cell office:value-type="float" office:value="2006.42">
            <text:p>2006.42</text:p>
          </table:table-cell>
          <table:table-cell table:formula="of:=IF([.C78]&lt;[.D78];1;0)" office:value-type="float" office:value="0">
            <text:p>0</text:p>
          </table:table-cell>
          <table:table-cell table:formula="of:=IF([.C78]&gt;[.D78];1;0)" office:value-type="float" office:value="1">
            <text:p>1</text:p>
          </table:table-cell>
          <table:table-cell table:formula="of:=IF([.C78]=[.D78];1;0)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s_fe_sphere.graph.hgr</text:p>
          </table:table-cell>
          <table:table-cell office:value-type="float" office:value="384">
            <text:p>384</text:p>
          </table:table-cell>
          <table:table-cell office:value-type="float" office:value="384.06">
            <text:p>384.06</text:p>
          </table:table-cell>
          <table:table-cell table:formula="of:=IF([.C79]&lt;[.D79];1;0)" office:value-type="float" office:value="1">
            <text:p>1</text:p>
          </table:table-cell>
          <table:table-cell table:formula="of:=IF([.C79]&gt;[.D79];1;0)" office:value-type="float" office:value="0">
            <text:p>0</text:p>
          </table:table-cell>
          <table:table-cell table:formula="of:=IF([.C79]=[.D79];1;0)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s_fe_tooth.graph.hgr</text:p>
          </table:table-cell>
          <table:table-cell office:value-type="float" office:value="3929.91">
            <text:p>3929.91</text:p>
          </table:table-cell>
          <table:table-cell office:value-type="float" office:value="3960.75">
            <text:p>3960.75</text:p>
          </table:table-cell>
          <table:table-cell table:formula="of:=IF([.C80]&lt;[.D80];1;0)" office:value-type="float" office:value="1">
            <text:p>1</text:p>
          </table:table-cell>
          <table:table-cell table:formula="of:=IF([.C80]&gt;[.D80];1;0)" office:value-type="float" office:value="0">
            <text:p>0</text:p>
          </table:table-cell>
          <table:table-cell table:formula="of:=IF([.C80]=[.D80];1;0)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s_finan512.graph.hgr</text:p>
          </table:table-cell>
          <table:table-cell table:number-columns-repeated="2" office:value-type="float" office:value="162">
            <text:p>162</text:p>
          </table:table-cell>
          <table:table-cell table:formula="of:=IF([.C81]&lt;[.D81];1;0)" office:value-type="float" office:value="0">
            <text:p>0</text:p>
          </table:table-cell>
          <table:table-cell table:formula="of:=IF([.C81]&gt;[.D81];1;0)" office:value-type="float" office:value="0">
            <text:p>0</text:p>
          </table:table-cell>
          <table:table-cell table:formula="of:=IF([.C81]=[.D81];1;0)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s_m14b.graph.hgr</text:p>
          </table:table-cell>
          <table:table-cell office:value-type="float" office:value="3835.89">
            <text:p>3835.89</text:p>
          </table:table-cell>
          <table:table-cell office:value-type="float" office:value="3900.83">
            <text:p>3900.83</text:p>
          </table:table-cell>
          <table:table-cell table:formula="of:=IF([.C82]&lt;[.D82];1;0)" office:value-type="float" office:value="1">
            <text:p>1</text:p>
          </table:table-cell>
          <table:table-cell table:formula="of:=IF([.C82]&gt;[.D82];1;0)" office:value-type="float" office:value="0">
            <text:p>0</text:p>
          </table:table-cell>
          <table:table-cell table:formula="of:=IF([.C82]=[.D82];1;0)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s_memplus.graph.hgr</text:p>
          </table:table-cell>
          <table:table-cell office:value-type="float" office:value="5611.15">
            <text:p>5611.15</text:p>
          </table:table-cell>
          <table:table-cell office:value-type="float" office:value="5730.99">
            <text:p>5730.99</text:p>
          </table:table-cell>
          <table:table-cell table:formula="of:=IF([.C83]&lt;[.D83];1;0)" office:value-type="float" office:value="1">
            <text:p>1</text:p>
          </table:table-cell>
          <table:table-cell table:formula="of:=IF([.C83]&gt;[.D83];1;0)" office:value-type="float" office:value="0">
            <text:p>0</text:p>
          </table:table-cell>
          <table:table-cell table:formula="of:=IF([.C83]=[.D83];1;0)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ws_t60k.graph.hgr</text:p>
          </table:table-cell>
          <table:table-cell office:value-type="float" office:value="75.83">
            <text:p>75.83</text:p>
          </table:table-cell>
          <table:table-cell office:value-type="float" office:value="77.08">
            <text:p>77.08</text:p>
          </table:table-cell>
          <table:table-cell table:formula="of:=IF([.C84]&lt;[.D84];1;0)" office:value-type="float" office:value="1">
            <text:p>1</text:p>
          </table:table-cell>
          <table:table-cell table:formula="of:=IF([.C84]&gt;[.D84];1;0)" office:value-type="float" office:value="0">
            <text:p>0</text:p>
          </table:table-cell>
          <table:table-cell table:formula="of:=IF([.C84]=[.D84];1;0)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s_uk.graph.hgr</text:p>
          </table:table-cell>
          <table:table-cell office:value-type="float" office:value="19.48">
            <text:p>19.48</text:p>
          </table:table-cell>
          <table:table-cell office:value-type="float" office:value="19.08">
            <text:p>19.08</text:p>
          </table:table-cell>
          <table:table-cell table:formula="of:=IF([.C85]&lt;[.D85];1;0)" office:value-type="float" office:value="0">
            <text:p>0</text:p>
          </table:table-cell>
          <table:table-cell table:formula="of:=IF([.C85]&gt;[.D85];1;0)" office:value-type="float" office:value="1">
            <text:p>1</text:p>
          </table:table-cell>
          <table:table-cell table:formula="of:=IF([.C85]=[.D85];1;0)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s_vibrobox.graph.hgr</text:p>
          </table:table-cell>
          <table:table-cell office:value-type="float" office:value="11685.71">
            <text:p>11685.71</text:p>
          </table:table-cell>
          <table:table-cell office:value-type="float" office:value="10635.05">
            <text:p>10635.05</text:p>
          </table:table-cell>
          <table:table-cell table:formula="of:=IF([.C86]&lt;[.D86];1;0)" office:value-type="float" office:value="0">
            <text:p>0</text:p>
          </table:table-cell>
          <table:table-cell table:formula="of:=IF([.C86]&gt;[.D86];1;0)" office:value-type="float" office:value="1">
            <text:p>1</text:p>
          </table:table-cell>
          <table:table-cell table:formula="of:=IF([.C86]=[.D86];1;0)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s_wave.graph.hgr</text:p>
          </table:table-cell>
          <table:table-cell office:value-type="float" office:value="8717.7">
            <text:p>8717.7</text:p>
          </table:table-cell>
          <table:table-cell office:value-type="float" office:value="8844.56">
            <text:p>8844.56</text:p>
          </table:table-cell>
          <table:table-cell table:formula="of:=IF([.C87]&lt;[.D87];1;0)" office:value-type="float" office:value="1">
            <text:p>1</text:p>
          </table:table-cell>
          <table:table-cell table:formula="of:=IF([.C87]&gt;[.D87];1;0)" office:value-type="float" office:value="0">
            <text:p>0</text:p>
          </table:table-cell>
          <table:table-cell table:formula="of:=IF([.C87]=[.D87];1;0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s_whitaker3.graph.hgr</text:p>
          </table:table-cell>
          <table:table-cell office:value-type="float" office:value="126.96">
            <text:p>126.96</text:p>
          </table:table-cell>
          <table:table-cell office:value-type="float" office:value="127.42">
            <text:p>127.42</text:p>
          </table:table-cell>
          <table:table-cell table:formula="of:=IF([.C88]&lt;[.D88];1;0)" office:value-type="float" office:value="1">
            <text:p>1</text:p>
          </table:table-cell>
          <table:table-cell table:formula="of:=IF([.C88]&gt;[.D88];1;0)" office:value-type="float" office:value="0">
            <text:p>0</text:p>
          </table:table-cell>
          <table:table-cell table:formula="of:=IF([.C88]=[.D88];1;0)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s_wing.graph.hgr</text:p>
          </table:table-cell>
          <table:table-cell office:value-type="float" office:value="814.43">
            <text:p>814.43</text:p>
          </table:table-cell>
          <table:table-cell office:value-type="float" office:value="830.21">
            <text:p>830.21</text:p>
          </table:table-cell>
          <table:table-cell table:formula="of:=IF([.C89]&lt;[.D89];1;0)" office:value-type="float" office:value="1">
            <text:p>1</text:p>
          </table:table-cell>
          <table:table-cell table:formula="of:=IF([.C89]&gt;[.D89];1;0)" office:value-type="float" office:value="0">
            <text:p>0</text:p>
          </table:table-cell>
          <table:table-cell table:formula="of:=IF([.C89]=[.D89];1;0)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s_wing_nodal.graph.hgr</text:p>
          </table:table-cell>
          <table:table-cell office:value-type="float" office:value="1726.19">
            <text:p>1726.19</text:p>
          </table:table-cell>
          <table:table-cell office:value-type="float" office:value="1706.24">
            <text:p>1706.24</text:p>
          </table:table-cell>
          <table:table-cell table:formula="of:=IF([.C90]&lt;[.D90];1;0)" office:value-type="float" office:value="0">
            <text:p>0</text:p>
          </table:table-cell>
          <table:table-cell table:formula="of:=IF([.C90]&gt;[.D90];1;0)" office:value-type="float" office:value="1">
            <text:p>1</text:p>
          </table:table-cell>
          <table:table-cell table:formula="of:=IF([.C90]=[.D90];1;0)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3">
          <table:table-cell/>
          <table:table-cell table:style-name="ce2" office:value-type="string">
            <text:p>geometric mean:</text:p>
          </table:table-cell>
          <table:table-cell table:style-name="ce2" table:formula="of:=GEOMEAN([.C2:.C24];[.C26:.C90])" office:value-type="float" office:value="600.832302958505">
            <text:p>600.8323029585</text:p>
          </table:table-cell>
          <table:table-cell table:style-name="ce2" table:formula="of:=GEOMEAN([.D2:.D24];[.D26:.D90])" office:value-type="float" office:value="599.91326086814">
            <text:p>599.9132608681</text:p>
          </table:table-cell>
          <table:table-cell table:style-name="Default" table:number-columns-repeated="3"/>
        </table:table-row>
        <table:table-row table:style-name="ro3">
          <table:table-cell/>
          <table:table-cell table:style-name="Default" table:number-columns-repeated="6"/>
        </table:table-row>
        <table:table-row table:style-name="ro3">
          <table:table-cell/>
          <table:table-cell table:style-name="Default" office:value-type="string">
            <text:p>ISPD98:</text:p>
          </table:table-cell>
          <table:table-cell table:style-name="Default" table:number-columns-repeated="2"/>
          <table:table-cell table:style-name="Default" table:formula="of:=SUM([.E2:.E19])" office:value-type="float" office:value="3">
            <text:p>3</text:p>
          </table:table-cell>
          <table:table-cell table:style-name="Default" table:formula="of:=SUM([.F2:.F19])" office:value-type="float" office:value="15">
            <text:p>15</text:p>
          </table:table-cell>
          <table:table-cell table:style-name="Default" table:formula="of:=SUM([.G2:.G19])" office:value-type="float" office:value="0">
            <text:p>0</text:p>
          </table:table-cell>
        </table:table-row>
        <table:table-row table:style-name="ro3">
          <table:table-cell/>
          <table:table-cell table:style-name="Default" office:value-type="string">
            <text:p>Sparse Matrices:</text:p>
          </table:table-cell>
          <table:table-cell table:style-name="Default" table:number-columns-repeated="2"/>
          <table:table-cell table:style-name="Default" table:formula="of:=SUM([.E20:.E56])" office:value-type="float" office:value="16">
            <text:p>16</text:p>
          </table:table-cell>
          <table:table-cell table:style-name="Default" table:formula="of:=SUM([.F20:.F56])" office:value-type="float" office:value="10">
            <text:p>10</text:p>
          </table:table-cell>
          <table:table-cell table:style-name="Default" table:formula="of:=SUM([.G20:.G56])" office:value-type="float" office:value="11">
            <text:p>11</text:p>
          </table:table-cell>
        </table:table-row>
        <table:table-row table:style-name="ro1">
          <table:table-cell/>
          <table:table-cell table:style-name="Default" office:value-type="string">
            <text:p>Walshaw:</text:p>
          </table:table-cell>
          <table:table-cell table:style-name="Default" table:number-columns-repeated="2"/>
          <table:table-cell table:style-name="Default" table:formula="of:=SUM([.E57:.E90])" office:value-type="float" office:value="16">
            <text:p>16</text:p>
          </table:table-cell>
          <table:table-cell table:style-name="Default" table:formula="of:=SUM([.F57:.F90])" office:value-type="float" office:value="15">
            <text:p>15</text:p>
          </table:table-cell>
          <table:table-cell table:style-name="Default" table:formula="of:=SUM([.G57:.G90])" office:value-type="float" office:value="3">
            <text:p>3</text:p>
          </table:table-cell>
        </table:table-row>
        <table:table-row table:style-name="ro3">
          <table:table-cell/>
          <table:table-cell table:style-name="ce2" office:value-type="string">
            <text:p>total:</text:p>
          </table:table-cell>
          <table:table-cell table:style-name="Default" table:number-columns-repeated="2"/>
          <table:table-cell table:style-name="ce2" table:formula="of:=SUM([.E2:.E90])" office:value-type="float" office:value="35">
            <text:p>35</text:p>
          </table:table-cell>
          <table:table-cell table:style-name="ce2" table:formula="of:=SUM([.F2:.F90])" office:value-type="float" office:value="40">
            <text:p>40</text:p>
          </table:table-cell>
          <table:table-cell table:style-name="ce2" table:formula="of:=SUM([.G2:.G90])" office:value-type="float" office:value="14">
            <text:p>14</text:p>
          </table:table-cell>
        </table:table-row>
        <table:table-row table:style-name="ro2" table:number-rows-repeated="2">
          <table:table-cell/>
          <table:table-cell table:style-name="Default" table:number-columns-repeated="6"/>
        </table:table-row>
        <table:table-row table:style-name="ro3">
          <table:table-cell/>
          <table:table-cell table:style-name="Default" table:formula="of:=[.E97]*100/89" office:value-type="float" office:value="39.3258426966292">
            <text:p>39.3258426966</text:p>
          </table:table-cell>
          <table:table-cell table:style-name="Default" table:formula="of:=[.F97]*100/89" office:value-type="float" office:value="44.9438202247191">
            <text:p>44.9438202247</text:p>
          </table:table-cell>
          <table:table-cell table:style-name="Default" table:formula="of:=14*100/89" office:value-type="float" office:value="15.7303370786517">
            <text:p>15.730337078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3" style:family="table-cell" style:parent-style-name="Default">
      <style:text-properties fo:color="#000000" fo:font-weight="bold"/>
    </style:style>
    <style:style style:name="Untitled4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8T14:50:20</dc:date>
    <dc:creator>Sebastian Schlag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651" meta:object-count="0"/>
  </office:meta>
</office:document-meta>
</file>